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f01f" officeooo:paragraph-rsid="0006f01f"/>
    </style:style>
    <style:style style:name="P2" style:family="paragraph" style:parent-style-name="Standard">
      <style:text-properties officeooo:paragraph-rsid="0006f01f"/>
    </style:style>
    <style:style style:name="P3" style:family="paragraph" style:parent-style-name="Standard">
      <style:paragraph-properties fo:text-align="justify" style:justify-single-word="false"/>
      <style:text-properties officeooo:paragraph-rsid="0006f01f"/>
    </style:style>
    <style:style style:name="P4" style:family="paragraph" style:parent-style-name="Standard">
      <style:text-properties officeooo:rsid="0007785f" officeooo:paragraph-rsid="0007785f"/>
    </style:style>
    <style:style style:name="P5" style:family="paragraph" style:parent-style-name="Standard">
      <style:text-properties officeooo:paragraph-rsid="0007785f"/>
    </style:style>
    <style:style style:name="P6" style:family="paragraph" style:parent-style-name="Standard">
      <style:text-properties officeooo:paragraph-rsid="000849c8"/>
    </style:style>
    <style:style style:name="P7" style:family="paragraph" style:parent-style-name="Standard">
      <style:text-properties officeooo:rsid="000b41d4" officeooo:paragraph-rsid="000b41d4"/>
    </style:style>
    <style:style style:name="P8" style:family="paragraph" style:parent-style-name="Standard">
      <style:text-properties officeooo:paragraph-rsid="000b41d4"/>
    </style:style>
    <style:style style:name="P9" style:family="paragraph" style:parent-style-name="Standard">
      <style:text-properties officeooo:rsid="000be052" officeooo:paragraph-rsid="000be052"/>
    </style:style>
    <style:style style:name="P10" style:family="paragraph" style:parent-style-name="Standard">
      <style:text-properties officeooo:paragraph-rsid="000be052"/>
    </style:style>
    <style:style style:name="P11" style:family="paragraph" style:parent-style-name="Standard">
      <style:paragraph-properties fo:text-align="center" style:justify-single-word="false"/>
      <style:text-properties officeooo:rsid="000c24fe" officeooo:paragraph-rsid="000c24fe"/>
    </style:style>
    <style:style style:name="P12" style:family="paragraph" style:parent-style-name="Standard">
      <style:paragraph-properties fo:text-align="start" style:justify-single-word="false"/>
      <style:text-properties officeooo:rsid="000c24fe" officeooo:paragraph-rsid="000c24fe"/>
    </style:style>
    <style:style style:name="P13" style:family="paragraph" style:parent-style-name="Standard">
      <style:paragraph-properties fo:text-align="start" style:justify-single-word="false"/>
      <style:text-properties officeooo:paragraph-rsid="000c24fe"/>
    </style:style>
    <style:style style:name="T1" style:family="text">
      <style:text-properties officeooo:rsid="0006f01f"/>
    </style:style>
    <style:style style:name="T2" style:family="text">
      <style:text-properties officeooo:rsid="0007785f"/>
    </style:style>
    <style:style style:name="T3" style:family="text">
      <style:text-properties officeooo:rsid="000849c8"/>
    </style:style>
    <style:style style:name="T4" style:family="text">
      <style:text-properties officeooo:rsid="0009d31f"/>
    </style:style>
    <style:style style:name="T5" style:family="text">
      <style:text-properties officeooo:rsid="000b41d4"/>
    </style:style>
    <style:style style:name="T6" style:family="text">
      <style:text-properties officeooo:rsid="000be052"/>
    </style:style>
    <style:style style:name="T7" style:family="text">
      <style:text-properties officeooo:rsid="000c24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ciano dos Santos Cardoso Júnior // 18207299</text:p>
      <text:p text:style-name="P1"/>
      <text:p text:style-name="P1">1. Introdução</text:p>
      <text:p text:style-name="P1"/>
      <text:p text:style-name="P3"><text:span text:style-name="T1"><text:tab/>Os himenópteros ( do grego hym</text:span><text:span text:style-name="T2">en=</text:span><text:span text:style-name="T1"> membrana e pteron</text:span><text:span text:style-name="T2">=</text:span><text:span text:style-name="T1">asa ) recebem o nome devido às asas </text:span><text:span text:style-name="T2">membranosas. São popularmente conhecidos como abelhas , marimbondos , mamangavas, vespas,formigas e outros , como diferentes denominações regionais que distinguem cada grupo, gênero ou espécie. Os insetos dessa ordem vivem em colônias ou de forma solitária . Constroem ninhos utilizando vários substratos como cera , terra , resinas, celulose e outros materiais. Além dos ninhos </text:span>construídos pelas abelhas sociais , sã<text:span text:style-name="T2">o</text:span> também conhecidos pela população os " forninhos" de <text:span text:style-name="T2">barros construídos</text:span> pelas vespas solitárias . A relação do homem com os himenópteros é antiga e extensa . Sua importância econômica pode ser positiva , atuando na polinização, controle biológico , produção de cera e mel , ou negativa , na forma de pragas agrícolas , especialmente as formigas. Estima-se entre <text:span text:style-name="T2">110 mil e 130 mil o numero de especies desse grupo no mundo . No brasil são conhecidas aproximadamente 10 mil especies , mas existem estimativas que indicam uma riqueza muito maior , com cerca de 70 mil especies(MELO etal.,2012).</text:span></text:p>
      <text:p text:style-name="P2"/>
      <text:p text:style-name="P4">2. Morfologia</text:p>
      <text:p text:style-name="P4"/>
      <text:p text:style-name="P5"><text:span text:style-name="T2"><text:tab/></text:span>A cabeça é bem desenvolvida . destacada do corpo , unida ao tórax por " pescoço " móvel e mais ou menos alongado . Olhos compostos bem desenvolvidos ( 1.000 a 1.500 omatídeos ); atrofiados ou rudimentares em certas espécies . Ocelos . em número de três . dispostos em triângulo no vértice da cabeça. Nas espécies ápteras ( operárias de formigas e fêmeas Mutillidae) não há ocelos. Antenas bem desenvolvidas (importante na sistemática e <text:span text:style-name="T3">na separacao dos sexos) , com numero variavel de segmentos desde seis ate 40 . Apresentam vários tipos de antenas , sendo as mais comuns geniculado , genicula-clavado e filiforme. Aparelho bucal de dois tipos : Mastigador ou lambedor.</text:span></text:p>
      <text:p text:style-name="P6"><text:tab/><text:span text:style-name="T3">O tórax é normal e o mesotorax mais desenvolvido . O tegumento é liso ou esculturado , podendo apresentar ou não pelos; coloração variável(brilhantes , coloridos ou escuros). Em algumas especies o trocanter é dividido em dois (trocanter duplo ou ditroca); na maioria das especies é simples/ Pernas posteriores coletoras nas abelhas , que se caracterizam por apresentar o primeiro tarsomero mais desenvolvido(basitarso) e tibia com concavidade externa </text:span>(cor<text:span text:style-name="T3">b</text:span>ícula ). Nos demais himenópteros, as pernas sãs principalmente do tipo ambulatórios . Tarsos pentâmetros. As asas geralmente são membranosas , transparentes ou coloridas; as anteriores são maiores que as posteriores . Os dois pares são acoplados perfeitamente por hâmulos . Sistema de n<text:span text:style-name="T3">e</text:span>r<text:span text:style-name="T3">v</text:span>ação bastante variado , sendo simples em certas espécies e complexo em outras. Em muitos <text:span text:style-name="T1">himenópteros</text:span>, <text:span text:style-name="T3">encontra-se</text:span> , na bordo costal da asa anterior, uma área mais ou menos pigmentada que recebe <text:span text:style-name="T3">o nome de pterostigma . Existem especies apteras, principalmente as femeas. Nas formigas , as operarias são sempre apteras.</text:span></text:p>
      <text:p text:style-name="P6"><text:tab/><text:span text:style-name="T3">Abdome </text:span>com número variado de ur<text:span text:style-name="T3">o</text:span>meros visíveis; em geral , há de seis a nove segmentos; tipo séssil ( subordem <text:span text:style-name="T4">Symphyta</text:span>) e pedunculado ou livre (subordem Apocrita). No abdome pedunculado , o primeiro urômero , chamado de propódeo ou epinoto , está fundido a<text:span text:style-name="T4">o metatórax. Os segmentos torácicos mais o primeiro uromero formam o mesossoma. Os demais ruomeros formam duas partes distintas : peciolo (constrição formada pelo 2 ou pelo 2 e 3 uromeros) e gaster(parte volumosa do abdome). O peciolo e o gaster formam o metassoma . A parte apical do abdome é em geral acuminada e chamada de pigidio. Normalmente os apêndices abdominais são ausentes . Nas femeas encontra-se o ovipositor que pode ser de dois tipos principais : em forma de terebra ou em forma de ferrao.Em repouso o </text:span><text:span text:style-name="T5">ferrao fica oculto e pode ser usado como meio de defesa ou de ataque para paralisar a vitima.</text:span></text:p>
      <text:p text:style-name="P6"/>
      <text:p text:style-name="P6"/>
      <text:p text:style-name="P6"/>
      <text:p text:style-name="P7"><text:soft-page-break/>3. Reprodução e Desenvolvimento</text:p>
      <text:p text:style-name="P7"/>
      <text:p text:style-name="P8"><text:span text:style-name="T5"><text:tab/></text:span>A reprodução, em geral , é sexuada , com a cópula <text:span text:style-name="T5">efetuando-se</text:span> durante o <text:span text:style-name="T5">voo.</text:span> Durante a cópula. os espermatozoides são acumulados na espermat<text:span text:style-name="T5">ec</text:span>a da fêmea , para fertilização posterior dos óvulos . Dependendo da disposição da rainha . como ocorre nas abelhas , o óvulo fecundado dará uma fêmea e o óvulo não-fertilizado originará um macho , por partenogênese arrenó<text:span text:style-name="T5">t</text:span>oca . Algumas espécies se reproduzem por partenogênese telítoca . O tipo de postura varia entre as espécies . Nas <text:span text:style-name="T5">f</text:span>itó<text:span text:style-name="T5">f</text:span>agas, é endofítico e nas espécies sociais é efetuada nos alvéolos dos ninhos. As espécies predadoras colocam o ovo sobre o corpo do hospedeiro , paralisado pelo ferrão da fêmea do predador antes da postura. Alguns mi<text:span text:style-name="T5">cr</text:span>oimenópteros ( parasit<text:span text:style-name="T5">oi</text:span>des ) fazem a postura no ovo ou na larva do hospedeiro. Os ovos , em geral , são arredondados ou fusiformes , colocados em número variável . Entre os himenópteros, podem ser encontrados ovos poliembriônicas , resultando muitos indivíduos de um único ovo. O desenvolvimento é por h<text:span text:style-name="T6">ol</text:span>ometabolia,com larvas de dois tipos principais : <text:span text:style-name="T6">e</text:span>ruciforme ( subordem symphyta), semelhantes às lagartas de lepidóptera, diferem por apresentar oito pares de pernas abdominais , sem colchetes ; e vermiformes ( subordem Apocrita). As larvas de symphyta geralmente são fitóf<text:span text:style-name="T6">a</text:span>gas , alimentando-se de folhas ou madeiras ; as de Apocrita são meli<text:span text:style-name="T6">vor</text:span>as, polenófagas , <text:span text:style-name="T6">f</text:span>ungíforas , parasitoide . Antes de p<text:span text:style-name="T6">u</text:span>parem , as larvas de quase todos os himenópteros terem um casulo de seda . Pupas exaradas <text:span text:style-name="T6">( </text:span>livres ) . </text:p>
      <text:p text:style-name="P2"/>
      <text:p text:style-name="P9">4. Classificação</text:p>
      <text:p text:style-name="P9"/>
      <text:p text:style-name="P9">A Ordem Hymenoptera divide-se em duas subordems : </text:p>
      <text:p text:style-name="P10"><text:span text:style-name="T6">- subordem symphyta: abdome séssil ; trocanter dítroco; asas com sistema de nervação complexa ; larvas cruciforme, e fitófagas; ovipositor serrado , pouco saliente .</text:span></text:p>
      <text:p text:style-name="P9">- subordem Apocrita : abdome livre ou pedunculado; trocam ter simples ou dítroco;nervação das asas simples ; fêmea com ovipositor es filiforme. nunca semeado ; larvas ápodas de hábitos variados.</text:p>
      <text:p text:style-name="P9"/>
      <text:p text:style-name="P9">5. Importância</text:p>
      <text:p text:style-name="P9"/>
      <text:p text:style-name="P9"><text:tab/>Para a espécie humana esta ordem é provavelmente a mais benéfica entre todos os insetos. Ela contém um grande número de espécies que tem um inestimável valor como parasitas ou como predadores , exercendo importante papel no controle biológico de insetos pragas . Também pertence a esta ordem o mais importante grupo de polinizadores de plantas , as abelhas . Muitos produtos sãs também oferecidos ao homem como mel , cara , pólen e própolis. Alguns são bastante prejudiciais ao homem como as saúvas e as formigas . Abelhas, vespas e formigas introduzem pelo ferrão substâncias peçonhentas . No entanto , os benefícios para o homem são certamente muito superiores aos prejuízos . É grande a importância dos himenópteros na polinização cruzada das flores , aumentando enormemente a produção de frutos e sementes.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Referencias</text:p>
      <text:p text:style-name="P12"/>
      <text:p text:style-name="P12">BUZEI , Zundir José . Entomologia didática . 5. ed . Curitiba: Ed . UFPR , 2010 </text:p>
      <text:p text:style-name="P12">CALLO, Domingos et al . Entomologia agrícola . Piracicaba: FEA La . 2002. </text:p>
      <text:p text:style-name="P12">POLTRDNIERI , Alex S , Hymenoptera. Slides. </text:p>
      <text:p text:style-name="P13"><text:span text:style-name="T7">CAMARGO, A. J.A. Ordem Hymenoptera . Disponível em : &lt;https://www.embrapa.br/cerrados/colecao-entomologica/hymenoptera&gt; . Acesso em : 4 dec. 2020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4T17:21:58.960000000</meta:creation-date>
    <dc:date>2020-12-04T18:28:10.277000000</dc:date>
    <meta:editing-duration>PT3M11S</meta:editing-duration>
    <meta:editing-cycles>1</meta:editing-cycles>
    <meta:document-statistic meta:table-count="0" meta:image-count="0" meta:object-count="0" meta:page-count="3" meta:paragraph-count="20" meta:word-count="1119" meta:character-count="6922" meta:non-whitespace-character-count="5810"/>
    <meta:generator>LibreOffice/7.0.0.3$Windows_X86_64 LibreOffice_project/8061b3e9204bef6b321a21033174034a5e2ea88e</meta:generator>
  </office:meta>
</office:document-meta>
</file>